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9.551cm"/>
    </style:style>
    <style:style style:name="Tableau4.A1" style:family="table-cell">
      <style:table-cell-properties fo:padding="0.097cm" fo:border="none"/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9.551cm"/>
    </style:style>
    <style:style style:name="Tableau4.A1" style:family="table-cell">
      <style:table-cell-properties fo:padding="0.097cm" fo:border="none"/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UrbanBody">
      <style:text-properties fo:color="#000000" style:font-name="arial" fo:font-size="11pt" fo:font-style="italic" style:text-underline-style="none" fo:font-weight="normal" officeooo:rsid="002cf8be" officeooo:paragraph-rsid="0001b85d" fo:background-color="#fff200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UrbanBody">
      <style:text-properties fo:color="#000000" style:font-name="arial" fo:font-size="11pt" officeooo:paragraph-rsid="0001b85d" style:font-size-asian="11pt" style:font-size-complex="11pt"/>
    </style:style>
    <style:style style:name="P3" style:family="paragraph" style:parent-style-name="UrbanBody">
      <style:text-properties fo:color="#000000" style:font-name="arial" fo:font-size="11pt" officeooo:paragraph-rsid="0001b85d" fo:background-color="transparent" style:font-size-asian="11pt" style:font-size-complex="11pt"/>
    </style:style>
    <style:style style:name="P4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01b85d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0pt" officeooo:paragraph-rsid="0001b85d" style:font-size-asian="10pt" style:font-size-complex="10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1b85d" style:font-size-asian="10pt" style:font-size-complex="10pt"/>
    </style:style>
    <style:style style:name="P8" style:family="paragraph" style:parent-style-name="UrbanBody_20_">
      <style:text-properties style:font-name="arial"/>
    </style:style>
    <style:style style:name="P9" style:family="paragraph" style:parent-style-name="UrbanBody_20_">
      <style:text-properties style:font-name="arial" fo:font-size="11pt" style:font-size-asian="11pt" style:font-size-complex="11pt"/>
    </style:style>
    <style:style style:name="P10" style:family="paragraph" style:parent-style-name="UrbanBody_20_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1" style:family="paragraph" style:parent-style-name="UrbanBody_20_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UrbanTitle">
      <style:text-properties style:font-name="arial"/>
    </style:style>
    <style:style style:name="P13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4" style:family="paragraph" style:parent-style-name="UrbanTitle">
      <style:paragraph-properties fo:text-align="start" style:justify-single-word="false"/>
      <style:text-properties fo:color="#000000" style:font-name="arial" fo:font-size="11pt" fo:font-style="normal" style:text-underline-style="none" fo:font-weight="bold" officeooo:rsid="0084aa93" officeooo:paragraph-rsid="0001b85d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UrbanBody">
      <style:paragraph-properties fo:text-align="start" style:justify-single-word="false"/>
      <style:text-properties fo:color="#000000" style:font-name="arial" fo:font-size="11pt" fo:font-style="italic" style:text-underline-style="none" fo:font-weight="normal" officeooo:rsid="002cf8be" officeooo:paragraph-rsid="00046b9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UrbanTitle2">
      <style:text-properties style:font-name="arial" fo:font-size="12pt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000000"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fo:color="#000000"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2c611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4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" form:id="control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4" form:id="control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6" form:id="control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" form:id="control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0" form:id="control1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" form:id="control1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14" form:id="control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6" form:id="control1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8">do text</text:p><text:p text:style-name="P18">from document(at=header, format='odt')</text:p></office:annotation><text:span text:style-name="T4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5"><office:annotation><dc:creator>Auteur inconnu</dc:creator><dc:date>2022-12-09T13:52:51.916827822</dc:date><text:p text:style-name="P17">do text</text:p><text:p text:style-name="P17">from document(at=tlpe, format='odt')</text:p></office:annotation><text:span text:style-name="T12">adresse fd</text:span></text:p>
            <text:p text:style-name="P1"/>
            <text:p text:style-name="P14">RECOMMANDÉ</text:p>
          </table:table-cell>
        </table:table-row>
      </table:table>
      <text:p text:style-name="P5"/>
      <text:p text:style-name="P13">Formulaire d’envoi d’un dossier au fonctionnaire délégué</text:p>
      <text:p text:style-name="P12"/>
      <text:p text:style-name="P16"/>
      <text:p text:style-name="P8"/>
      <text:p text:style-name="P9"/>
      <table:table table:name="Tableau2" table:style-name="Tableau2">
        <table:table-column table:style-name="Tableau2.A"/>
        <table:table-row table:style-name="TableLine93933840067648">
          <table:table-cell table:style-name="Tableau2.A1" office:value-type="string">
            <text:p text:style-name="P9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 table:style-name="TableLine93933842578128">
                <table:table-cell table:style-name="Tableau5.A1" office:value-type="string">
                  <text:p text:style-name="P9"><office:annotation><dc:creator>sde </dc:creator><dc:date>2011-08-04T10:39:22</dc:date><text:p text:style-name="P18">do row for type in self.listVocabularyForTemplate('foldercategories')</text:p></office:annotation><office:annotation><dc:creator>sde </dc:creator><dc:date>2011-08-04T10:39:07</dc:date><text:p text:style-name="P18">do text if cmp(type[0],self.getFolderCategory())==0</text:p></office:annotation><draw:control text:anchor-type="as-char" draw:z-index="15" draw:name="Forme1" draw:style-name="gr1" draw:text-style-name="P19" svg:width="0.447cm" svg:height="0.399cm" draw:control="control16"/></text:p>
                  <text:p text:style-name="P9"><office:annotation><dc:creator>sde </dc:creator><dc:date>2011-08-04T10:30:03</dc:date><text:p text:style-name="P18">do text if cmp(type[0],self.getFolderCategory())!=0</text:p></office:annotation><draw:control text:anchor-type="as-char" draw:z-index="14" draw:name="Forme2" draw:style-name="gr1" draw:text-style-name="P19" svg:width="0.447cm" svg:height="0.399cm" draw:control="control15"/></text:p>
                </table:table-cell>
                <table:table-cell table:style-name="Tableau5.A1" office:value-type="string">
                  <text:p text:style-name="P9"><text:text-input text:description="Bien-Parcelles">type[1]</text:text-input></text:p>
                </table:table-cell>
              </table:table-row>
            </table:table>
            <text:p text:style-name="P9"/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93933802033136">
          <table:table-cell table:style-name="Tableau3.A1" office:value-type="string">
            <text:p text:style-name="P10">Demandeurs :</text:p>
            <text:p text:style-name="P11">Nom, Prénom</text:p>
            <text:p text:style-name="P11">Adresse</text:p>
          </table:table-cell>
          <table:table-cell table:style-name="Tableau3.B1" table:number-columns-spanned="4" office:value-type="string">
            <text:p text:style-name="P9"/>
            <text:p text:style-name="P9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 table:style-name="TableLine93933742627328">
          <table:table-cell table:style-name="Tableau3.A2" office:value-type="string">
            <text:p text:style-name="P10">Bien concerné :</text:p>
            <text:p text:style-name="P11">Adresse</text:p>
            <text:p text:style-name="P11">Référence cadastrale</text:p>
          </table:table-cell>
          <table:table-cell table:style-name="Tableau3.B2" table:number-columns-spanned="4" office:value-type="string">
            <text:p text:style-name="P9"/>
            <text:p text:style-name="P9"><text:text-input text:description="Situation des travaux">self.getWorkLocationSignaletic()</text:text-input></text:p>
            <text:p text:style-name="P9"><text:text-input text:description="Bien-Parcelles">licence_view.get_parcels()</text:text-input></text:p>
          </table:table-cell>
          <table:covered-table-cell/>
          <table:covered-table-cell/>
          <table:covered-table-cell/>
        </table:table-row>
        <table:table-row table:style-name="TableLine93933836547552">
          <table:table-cell table:style-name="Tableau3.A2" office:value-type="string">
            <text:p text:style-name="P11"><text:span text:style-name="T7">Nature de la demande :</text:span>  (objet)</text:p>
          </table:table-cell>
          <table:table-cell table:style-name="Tableau3.B2" table:number-columns-spanned="4" office:value-type="string">
            <text:p text:style-name="P9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 table:style-name="TableLine93933833119904">
          <table:table-cell table:style-name="Tableau3.A2" office:value-type="string">
            <text:p text:style-name="P11">Auteur de projet :</text:p>
            <text:p text:style-name="P11">Nom</text:p>
            <text:p text:style-name="P11">Adresse</text:p>
          </table:table-cell>
          <table:table-cell table:style-name="Tableau3.B2" table:number-columns-spanned="4" office:value-type="string">
            <text:p text:style-name="P9"/>
            <text:p text:style-name="P9"/>
          </table:table-cell>
          <table:covered-table-cell/>
          <table:covered-table-cell/>
          <table:covered-table-cell/>
        </table:table-row>
        <table:table-row table:style-name="TableLine93933650636288">
          <table:table-cell table:style-name="Tableau3.A2" office:value-type="string">
            <text:p text:style-name="P11"><text:span text:style-name="T7">Date de dépôt dossier complet </text:span>:</text:p>
            <text:p text:style-name="P11">Accusé de réception :</text:p>
          </table:table-cell>
          <table:table-cell table:style-name="Tableau3.A2" table:number-columns-spanned="2" office:value-type="string">
            <text:p text:style-name="P9"><office:annotation><dc:creator>sde </dc:creator><dc:date>2011-08-08T13:35:49</dc:date><text:p text:style-name="P18">do text if self.getLastDeposit() is not None</text:p></office:annotation><text:text-input text:description="Objet des travaux">tool.formatDate(self.getLastDeposit().getEventDate())</text:text-input></text:p>
            <text:p text:style-name="P9"/>
          </table:table-cell>
          <table:covered-table-cell/>
          <table:table-cell table:style-name="Tableau3.D5" office:value-type="string">
            <text:p text:style-name="P9"><text:span text:style-name="T5">Délai de réponse annoncé :</text:span> <text:s text:c="3"/></text:p>
          </table:table-cell>
          <table:table-cell table:style-name="Tableau3.E5" office:value-type="string">
            <text:p text:style-name="P9"/>
          </table:table-cell>
        </table:table-row>
        <table:table-row table:style-name="TableLine93933729658880">
          <table:table-cell table:style-name="Tableau3.A2" office:value-type="string">
            <text:p text:style-name="P11">Autres dossiers connus sur le bien : (refs)</text:p>
          </table:table-cell>
          <table:table-cell table:style-name="Tableau3.B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Line93933840244192">
          <table:table-cell table:style-name="Tableau3.A2" office:value-type="string">
            <text:p text:style-name="P11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 table:style-name="TableLine93933841773200">
                <table:table-cell table:style-name="Tableau10.A1" office:value-type="string">
                  <text:p text:style-name="P9"><office:annotation><dc:creator>sde </dc:creator><dc:date>2011-08-05T08:21:16</dc:date><text:p text:style-name="P18">do text if self.getIsInPCA()</text:p></office:annotation><draw:control text:anchor-type="as-char" draw:z-index="11" draw:name="Forme3" draw:style-name="gr1" draw:text-style-name="P19" svg:width="0.447cm" svg:height="0.399cm" draw:control="control12"/></text:p>
                  <text:p text:style-name="P9"><office:annotation><dc:creator>sde </dc:creator><dc:date>2011-08-04T10:30:03</dc:date><text:p text:style-name="P18">do text if not self.getIsInPCA()</text:p></office:annotation><draw:control text:anchor-type="as-char" draw:z-index="10" draw:name="Forme4" draw:style-name="gr1" draw:text-style-name="P19" svg:width="0.447cm" svg:height="0.399cm" draw:control="control11"/></text:p>
                </table:table-cell>
                <table:table-cell table:style-name="Tableau10.A1" office:value-type="string">
                  <text:p text:style-name="P9">Un PCA</text:p>
                </table:table-cell>
                <table:table-cell table:style-name="Tableau10.A1" office:value-type="string">
                  <text:p text:style-name="P9"><office:annotation><dc:creator>sde </dc:creator><dc:date>2011-08-04T10:39:07</dc:date><text:p text:style-name="P18">do text if self.getIsInSubdivision()</text:p></office:annotation><draw:control text:anchor-type="as-char" draw:z-index="13" draw:name="Forme5" draw:style-name="gr1" draw:text-style-name="P19" svg:width="0.447cm" svg:height="0.399cm" draw:control="control14"/></text:p>
                  <text:p text:style-name="P9"><office:annotation><dc:creator>sde </dc:creator><dc:date>2011-08-04T10:30:03</dc:date><text:p text:style-name="P18">do text if not self.getIsInSubdivision()</text:p></office:annotation><draw:control text:anchor-type="as-char" draw:z-index="12" draw:name="Forme6" draw:style-name="gr1" draw:text-style-name="P19" svg:width="0.447cm" svg:height="0.399cm" draw:control="control13"/></text:p>
                </table:table-cell>
                <table:table-cell table:style-name="Tableau10.A1" office:value-type="string">
                  <text:p text:style-name="P9">Un lotissement</text:p>
                  <text:p text:style-name="P9"><text:s/><office:annotation><dc:creator>sde </dc:creator><dc:date>2011-08-08T13:29:49</dc:date><text:p text:style-name="P18">do text if self.getIsInSubdivision()</text:p><text:p text:style-name="P18">from xhtml(self.getSubdivisionDetails())</text:p></office:annotation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Line93933801767024">
          <table:table-cell table:style-name="Tableau3.A2" office:value-type="string">
            <text:p text:style-name="P11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 table:style-name="TableLine93933799727104">
                <table:table-cell table:style-name="Tableau12.A1" office:value-type="string">
                  <text:p text:style-name="P9"><draw:control text:anchor-type="as-char" draw:z-index="21" draw:name="Forme7" draw:style-name="gr1" draw:text-style-name="P19" svg:width="0.447cm" svg:height="0.399cm" draw:control="control22"/></text:p>
                </table:table-cell>
                <table:table-cell table:style-name="Tableau12.A1" office:value-type="string">
                  <text:p text:style-name="P9">Oui</text:p>
                </table:table-cell>
                <table:table-cell table:style-name="Tableau12.A1" office:value-type="string">
                  <text:p text:style-name="P9"><draw:control text:anchor-type="as-char" draw:z-index="22" draw:name="Forme8" draw:style-name="gr1" draw:text-style-name="P19" svg:width="0.447cm" svg:height="0.399cm" draw:control="control23"/></text:p>
                </table:table-cell>
                <table:table-cell table:style-name="Tableau12.A1" office:value-type="string">
                  <text:p text:style-name="P9">Non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Line93933835060000">
          <table:table-cell table:style-name="Tableau3.A2" office:value-type="string">
            <text:p text:style-name="P11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 table:style-name="TableLine93933832113616">
                <table:table-cell table:style-name="Tableau13.A1" office:value-type="string">
                  <text:p text:style-name="P9"><draw:control text:anchor-type="as-char" draw:z-index="19" draw:name="Forme9" draw:style-name="gr1" draw:text-style-name="P19" svg:width="0.447cm" svg:height="0.399cm" draw:control="control20"/></text:p>
                </table:table-cell>
                <table:table-cell table:style-name="Tableau13.A1" office:value-type="string">
                  <text:p text:style-name="P9">Oui</text:p>
                </table:table-cell>
                <table:table-cell table:style-name="Tableau13.A1" office:value-type="string">
                  <text:p text:style-name="P9"><draw:control text:anchor-type="as-char" draw:z-index="20" draw:name="Forme10" draw:style-name="gr1" draw:text-style-name="P19" svg:width="0.447cm" svg:height="0.399cm" draw:control="control21"/></text:p>
                </table:table-cell>
                <table:table-cell table:style-name="Tableau13.A1" office:value-type="string">
                  <text:p text:style-name="P9">Non</text:p>
                </table:table-cell>
              </table:table-row>
              <table:table-row table:style-name="TableLine93933767448320">
                <table:table-cell table:style-name="Tableau13.A1" table:number-columns-spanned="4" office:value-type="string">
                  <text:p text:style-name="P9"><text:span text:style-name="T6"><text:s/></text:span>Réclamations :</text:p>
                </table:table-cell>
                <table:covered-table-cell/>
                <table:covered-table-cell/>
                <table:covered-table-cell/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Line93933840604608">
          <table:table-cell table:style-name="Tableau3.A2" office:value-type="string">
            <text:p text:style-name="P11">Ouverture ou modification de voirie :</text:p>
          </table:table-cell>
          <table:table-cell table:style-name="Tableau3.B10" office:value-type="string">
            <text:p text:style-name="P9"><draw:control text:anchor-type="as-char" draw:z-index="0" draw:name="Forme11" draw:style-name="gr1" draw:text-style-name="P19" svg:width="0.447cm" svg:height="0.399cm" draw:control="control1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row table:style-name="TableLine93933832872896">
                <table:table-cell table:style-name="Tableau4.A1" office:value-type="string">
                  <text:p text:style-name="P9">Type de voirie :</text:p>
                </table:table-cell>
              </table:table-row>
            </table:table>
            <text:p text:style-name="P9"/>
          </table:table-cell>
          <table:covered-table-cell/>
          <table:covered-table-cell/>
        </table:table-row>
        <text:soft-page-break/>
        <table:table-row table:style-name="Tableau3.11">
          <table:table-cell table:style-name="Tableau3.A2" office:value-type="string">
            <text:p text:style-name="P10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 table:style-name="TableLine93933838311120">
                <table:table-cell table:style-name="Tableau6.A1" office:value-type="string">
                  <text:p text:style-name="P9"><office:annotation><dc:creator>sde </dc:creator><dc:date>2011-08-04T15:28:29</dc:date><text:p text:style-name="P18">do text if self.getRoadCoating() is not None</text:p></office:annotation><draw:control text:anchor-type="as-char" draw:z-index="3" draw:name="Forme12" draw:style-name="gr1" draw:text-style-name="P19" svg:width="0.447cm" svg:height="0.399cm" draw:control="control4"/></text:p>
                  <text:p text:style-name="P9"><office:annotation><dc:creator>sde </dc:creator><dc:date>2011-08-04T15:29:14</dc:date><text:p text:style-name="P18">do text if self.getRoadCoating() is None</text:p></office:annotation><draw:control text:anchor-type="as-char" draw:z-index="4" draw:name="Forme13" draw:style-name="gr1" draw:text-style-name="P19" svg:width="0.447cm" svg:height="0.399cm" draw:control="control5"/></text:p>
                </table:table-cell>
                <table:table-cell table:style-name="Tableau6.A1" office:value-type="string">
                  <text:p text:style-name="P9">Type de revêtement : <text:text-input text:description="Bien-Parcelles">self.getValueForTemplate('roadCoating')</text:text-input></text:p>
                </table:table-cell>
              </table:table-row>
              <table:table-row table:style-name="TableLine93933777838640">
                <table:table-cell table:style-name="Tableau6.A1" office:value-type="string">
                  <text:p text:style-name="P9"><office:annotation><dc:creator>sde </dc:creator><dc:date>2011-08-04T13:57:24</dc:date><text:p text:style-name="P18">do row for part in self.listVocabularyForTemplate('folderroadequipments', inUrbanConfig=False)</text:p></office:annotation><office:annotation><dc:creator>sde </dc:creator><dc:date>2011-08-04T11:46:30</dc:date><text:p text:style-name="P18">do text if part[0] in self.templateRoadEquipments(self.getRoadEquipments())</text:p></office:annotation><draw:control text:anchor-type="as-char" draw:z-index="2" draw:name="Forme14" draw:style-name="gr1" draw:text-style-name="P19" svg:width="0.447cm" svg:height="0.399cm" draw:control="control3"/></text:p>
                  <text:p text:style-name="P9"><office:annotation><dc:creator>sde </dc:creator><dc:date>2011-08-04T11:59:21</dc:date><text:p text:style-name="P18">do text if part[0] not in self.templateRoadEquipments(self.getRoadEquipments())</text:p></office:annotation><draw:control text:anchor-type="as-char" draw:z-index="1" draw:name="Forme15" draw:style-name="gr1" draw:text-style-name="P19" svg:width="0.447cm" svg:height="0.399cm" draw:control="control2"/></text:p>
                </table:table-cell>
                <table:table-cell table:style-name="Tableau6.A1" office:value-type="string">
                  <text:p text:style-name="P9"><text:text-input text:description="Bien-Parcelles">part[1]</text:text-input></text:p>
                  <text:p text:style-name="P9"><office:annotation><dc:creator>sde </dc:creator><dc:date>2011-08-04T22:20:52</dc:date><text:p text:style-name="P18">do text if part[0] in self.templateRoadEquipments(self.getRoadEquipments()) and self.templateRoadEquipmentDetail(self.getRoadEquipments())[part[0]]!=''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Line93933834528768">
          <table:table-cell table:style-name="Tableau3.A2" office:value-type="string">
            <text:p text:style-name="P11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 table:style-name="TableLine93933830032016">
                <table:table-cell table:style-name="Tableau7.A1" office:value-type="string">
                  <text:p text:style-name="P9"><office:annotation><dc:creator>sde </dc:creator><dc:date>2011-08-04T13:57:24</dc:date><text:p text:style-name="P18">do row for opinion in self.getValuesForTemplate('opinionsToAskIfWorks')</text:p></office:annotation><draw:control text:anchor-type="as-char" draw:z-index="5" draw:name="Forme16" draw:style-name="gr1" draw:text-style-name="P19" svg:width="0.447cm" svg:height="0.399cm" draw:control="control6"/></text:p>
                </table:table-cell>
                <table:table-cell table:style-name="Tableau7.A1" office:value-type="string">
                  <text:p text:style-name="P9"><text:text-input text:description="Bien-Parcelles">opinion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Line93933702640752">
          <table:table-cell table:style-name="Tableau3.A2" office:value-type="string">
            <text:p text:style-name="P10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 table:style-name="TableLine93933765406704">
                <table:table-cell table:style-name="Tableau9.A1" office:value-type="string">
                  <text:p text:style-name="P9"><office:annotation><dc:creator>sde </dc:creator><dc:date>2011-08-04T13:57:24</dc:date><text:p text:style-name="P18">do row for folderZoneValue in self.getValuesForTemplate('folderZone')</text:p></office:annotation><draw:control text:anchor-type="as-char" draw:z-index="18" draw:name="Forme17" draw:style-name="gr1" draw:text-style-name="P19" svg:width="0.447cm" svg:height="0.399cm" draw:control="control19"/></text:p>
                </table:table-cell>
                <table:table-cell table:style-name="Tableau9.A1" office:value-type="string">
                  <text:p text:style-name="P9"><text:text-input text:description="Bien-Parcelles">folderZoneValue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Line93933832898320">
          <table:table-cell table:style-name="Tableau3.A2" office:value-type="string">
            <text:p text:style-name="P11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 table:style-name="TableLine93933795522560">
                <table:table-cell table:style-name="Tableau8.A1" office:value-type="string">
                  <text:p text:style-name="P9"><office:annotation><dc:creator>sde </dc:creator><dc:date>2011-08-04T13:57:24</dc:date><text:p text:style-name="P18">do row for part in self.divideList(2,self.listVocabularyForTemplate('folderprotectedbuildings', inUrbanConfig=False))</text:p></office:annotation><office:annotation><dc:creator>sde </dc:creator><dc:date>2011-08-04T11:46:30</dc:date><text:p text:style-name="P18">do text if part[0][0] in self.getProtectedBuilding()</text:p></office:annotation><draw:control text:anchor-type="as-char" draw:z-index="7" draw:name="Forme18" draw:style-name="gr1" draw:text-style-name="P19" svg:width="0.447cm" svg:height="0.399cm" draw:control="control8"/></text:p>
                  <text:p text:style-name="P9"><office:annotation><dc:creator>sde </dc:creator><dc:date>2011-08-04T11:59:21</dc:date><text:p text:style-name="P18">do text if part[0][0] not in self.getProtectedBuilding()</text:p></office:annotation><draw:control text:anchor-type="as-char" draw:z-index="6" draw:name="Forme19" draw:style-name="gr1" draw:text-style-name="P19" svg:width="0.447cm" svg:height="0.399cm" draw:control="control7"/></text:p>
                </table:table-cell>
                <table:table-cell table:style-name="Tableau8.A1" office:value-type="string">
                  <text:p text:style-name="P9"><text:text-input text:description="Bien-Parcelles">part[0][1]</text:text-input></text:p>
                </table:table-cell>
                <table:table-cell table:style-name="Tableau8.A1" office:value-type="string">
                  <text:p text:style-name="P9"><office:annotation><dc:creator>sde </dc:creator><dc:date>2011-08-04T11:57:24</dc:date><text:p text:style-name="P18">do text if len(part) &gt; 1 and part[1][0] in self.getProtectedBuilding()</text:p></office:annotation><draw:control text:anchor-type="as-char" draw:z-index="9" draw:name="Forme20" draw:style-name="gr1" draw:text-style-name="P19" svg:width="0.447cm" svg:height="0.399cm" draw:control="control10"/></text:p>
                  <text:p text:style-name="P9"><office:annotation><dc:creator>sde </dc:creator><dc:date>2011-08-04T11:58:11</dc:date><text:p text:style-name="P18">do text if len(part) &gt; 1 and part[1][0] not in self.getProtectedBuilding()</text:p></office:annotation><draw:control text:anchor-type="as-char" draw:z-index="8" draw:name="Forme21" draw:style-name="gr1" draw:text-style-name="P19" svg:width="0.447cm" svg:height="0.399cm" draw:control="control9"/></text:p>
                </table:table-cell>
                <table:table-cell table:style-name="Tableau8.A1" office:value-type="string">
                  <text:p text:style-name="P9"><office:annotation><dc:creator>sde </dc:creator><dc:date>2011-08-04T13:22:24</dc:date><text:p text:style-name="P18">do text if len(part) &gt; 1</text:p></office:annotation><text:text-input text:description="Bien-Parcelles">part[1]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11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 table:style-name="TableLine93933773354240">
                <table:table-cell table:style-name="Tableau11.A1" office:value-type="string">
                  <text:p text:style-name="P9"><draw:control text:anchor-type="as-char" draw:z-index="16" draw:name="Forme22" draw:style-name="gr1" draw:text-style-name="P19" svg:width="0.447cm" svg:height="0.399cm" draw:control="control17"/></text:p>
                </table:table-cell>
                <table:table-cell table:style-name="Tableau11.A1" office:value-type="string">
                  <text:p text:style-name="P9">Oui</text:p>
                </table:table-cell>
                <table:table-cell table:style-name="Tableau11.A1" office:value-type="string">
                  <text:p text:style-name="P9"><draw:control text:anchor-type="as-char" draw:z-index="17" draw:name="Forme23" draw:style-name="gr1" draw:text-style-name="P19" svg:width="0.447cm" svg:height="0.399cm" draw:control="control18"/></text:p>
                </table:table-cell>
                <table:table-cell table:style-name="Tableau11.A1" office:value-type="string">
                  <text:p text:style-name="P9">Non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Line93933766987296">
          <table:table-cell table:style-name="Tableau3.A1" office:value-type="string">
            <text:p text:style-name="P11">Autres observations :</text:p>
          </table:table-cell>
          <table:table-cell table:style-name="Tableau3.B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9"/>
      <text:p text:style-name="P8">Envoyé le </text:p>
      <text:p text:style-name="P8"/>
      <text:p text:style-name="P8"/>
      <text:p text:style-name="P4"><office:annotation><dc:creator>Gauthier Bastien</dc:creator><dc:date>2011-01-13T14:56:41</dc:date><text:p text:style-name="P18">do text</text:p><text:p text:style-name="P18">from document(at=signatures, format='odt')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12-09T13:59:35.858772673</dc:date>
    <meta:editing-duration>P2DT4H42M56S</meta:editing-duration>
    <meta:editing-cycles>432</meta:editing-cycles>
    <meta:generator>LibreOffice/6.4.7.2$Linux_X86_64 LibreOffice_project/40$Build-2</meta:generator>
    <meta:document-statistic meta:table-count="13" meta:image-count="0" meta:object-count="0" meta:page-count="2" meta:paragraph-count="80" meta:word-count="186" meta:character-count="1229" meta:non-whitespace-character-count="1119"/>
  </office:meta>
</office:document-meta>
</file>